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Noto Sans Devanagari1" svg:font-family="'Noto Sans Devanagari'" style:font-family-generic="swiss"/>
    <style:font-face style:name="B612 Mono" svg:font-family="'B612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1cm" style:rel-column-width="5439*"/>
    </style:style>
    <style:style style:name="Table1.B" style:family="table-column">
      <style:table-column-properties style:column-width="6.585cm" style:rel-column-width="25383*"/>
    </style:style>
    <style:style style:name="Table1.C" style:family="table-column">
      <style:table-column-properties style:column-width="9.005cm" style:rel-column-width="34713*"/>
    </style:style>
    <style:style style:name="Table1.1" style:family="table-row">
      <style:table-row-properties style:row-height="1.289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B612 Mono" fo:font-size="28pt" officeooo:rsid="000064db" officeooo:paragraph-rsid="000064db" style:font-size-asian="28pt" style:font-size-complex="28pt"/>
    </style:style>
    <style:style style:name="P2" style:family="paragraph" style:parent-style-name="Table_20_Contents">
      <style:paragraph-properties fo:text-align="start" style:justify-single-word="false"/>
      <style:text-properties style:font-name="B612 Mono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color="#00a933" style:font-name="B612 Mono" fo:font-size="14pt" officeooo:rsid="000064db" officeooo:paragraph-rsid="000064db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color="#e8a202" style:font-name="B612 Mono" fo:font-size="14pt" officeooo:rsid="000064db" officeooo:paragraph-rsid="000064db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color="#c9211e" style:font-name="B612 Mono" fo:font-size="14pt" officeooo:rsid="000064db" officeooo:paragraph-rsid="000064db" style:font-size-asian="14pt" style:font-size-complex="14pt"/>
    </style:style>
    <style:style style:name="P6" style:family="paragraph" style:parent-style-name="Table_20_Heading">
      <style:paragraph-properties fo:text-align="start" style:justify-single-word="false"/>
      <style:text-properties style:font-name="B612 Mono" fo:font-size="14pt" officeooo:rsid="000064db" officeooo:paragraph-rsid="000064db" style:font-size-asian="14pt" style:font-size-complex="14pt"/>
    </style:style>
    <style:style style:name="P7" style:family="paragraph" style:parent-style-name="Table_20_Heading">
      <style:paragraph-properties fo:text-align="start" style:justify-single-word="false"/>
      <style:text-properties style:font-name="B612 Mono" fo:font-size="14pt" officeooo:rsid="000655d8" officeooo:paragraph-rsid="000655d8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B612 Mono" fo:font-size="6pt" officeooo:rsid="000064db" officeooo:paragraph-rsid="000064db" style:font-size-asian="5.25pt" style:font-size-complex="6pt"/>
    </style:style>
    <style:style style:name="T1" style:family="text">
      <style:text-properties officeooo:rsid="0001c905"/>
    </style:style>
    <style:style style:name="T2" style:family="text">
      <style:text-properties officeooo:rsid="000655d8"/>
    </style:style>
    <style:style style:name="T3" style:family="text">
      <style:text-properties fo:font-size="18pt" officeooo:rsid="000655d8" style:font-size-asian="15.75pt" style:font-size-complex="18pt"/>
    </style:style>
    <style:style style:name="T4" style:family="text">
      <style:text-properties fo:font-size="18pt" officeooo:rsid="000655d8" style:font-size-asian="18pt" style:font-size-complex="18pt"/>
    </style:style>
    <style:style style:name="T5" style:family="text">
      <style:text-properties fo:font-size="16pt" officeooo:rsid="000655d8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officeooo:rsid="000655d8" style:font-size-asian="26pt" style:font-size-complex="2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iralboard <text:span text:style-name="T2">Sekundär-</text:span>Warteliste<text:line-break/><text:span text:style-name="T4">für ZTL-Mitglieder</text:span><text:lin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6">Nr.</text:p>
            </table:table-cell>
            <table:table-cell table:style-name="Table1.A1" office:value-type="string">
              <text:p text:style-name="P7">Mattermost-Nickname</text:p>
            </table:table-cell>
            <table:table-cell table:style-name="Table1.C1" office:value-type="string">
              <text:p text:style-name="P6">Telefonnummer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3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4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5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6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7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8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9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10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11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12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13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14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15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16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 table:style-name="Table1.1">
          <table:table-cell table:style-name="Table1.A2" office:value-type="string">
            <text:p text:style-name="P3">17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18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19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0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1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2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3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4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5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6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7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3">28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">29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4">30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31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32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33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5">34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Noto Sans Devanagari1" svg:font-family="'Noto Sans Devanagari'" style:font-family-generic="swiss"/>
    <style:font-face style:name="B612 Mono" svg:font-family="'B612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9-16T08:14:58.802450504</meta:creation-date>
    <dc:date>2023-09-20T19:40:41.338000000</dc:date>
    <meta:editing-duration>PT13M58S</meta:editing-duration>
    <meta:editing-cycles>4</meta:editing-cycles>
    <meta:generator>LibreOffice/6.3.3.2$Windows_X86_64 LibreOffice_project/a64200df03143b798afd1ec74a12ab50359878ed</meta:generator>
    <meta:document-statistic meta:table-count="1" meta:image-count="0" meta:object-count="0" meta:page-count="2" meta:paragraph-count="38" meta:word-count="41" meta:character-count="179" meta:non-whitespace-character-count="175"/>
  </office:meta>
</office:document-meta>
</file>